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4" style:family="paragraph" style:parent-style-name="Standard">
      <style:text-properties officeooo:paragraph-rsid="0085aa9f"/>
    </style:style>
    <style:style style:name="P5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placeholder text:placeholder-type="text">&lt;for each="o in objects"&gt;</text:placeholder></text:p>
      <text:p text:style-name="P42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1">PRODUZIONE</text:p>
          </table:table-cell>
          <table:table-cell table:style-name="Tabella1.B1" office:value-type="string">
            <text:p text:style-name="P37">Rif.: <text:placeholder text:placeholder-type="text">&lt;o.name&gt;</text:placeholder></text:p>
          </table:table-cell>
          <table:table-cell table:style-name="Tabella1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6"/>
      <text:p text:style-name="P51"/>
      <text:p text:style-name="P50"><text:placeholder text:placeholder-type="text">&lt;/if&gt;</text:placeholder></text:p>
      <text:p text:style-name="P45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3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1">PRODUZIONE</text:p>
          </table:table-cell>
          <table:table-cell table:style-name="Tabella3.B1" office:value-type="string">
            <text:p text:style-name="P37">Rif.: <text:placeholder text:placeholder-type="text">&lt;o.name&gt;</text:placeholder></text:p>
          </table:table-cell>
          <table:table-cell table:style-name="Tabella3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28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28">Cliente</text:p>
            </table:table-cell>
            <table:covered-table-cell/>
            <table:covered-table-cell/>
            <table:table-cell table:style-name="Tabella5.F2" office:value-type="string">
              <text:p text:style-name="P28">Prodotto</text:p>
            </table:table-cell>
            <table:table-cell table:style-name="Tabella5.G2" office:value-type="string">
              <text:p text:style-name="P28">Scadenza <text:span text:style-name="T9">OC</text:span></text:p>
            </table:table-cell>
            <table:table-cell table:style-name="Tabella5.H2" office:value-type="string">
              <text:p text:style-name="P28">Note di produzione</text:p>
            </table:table-cell>
            <table:table-cell table:style-name="Tabella5.I2" office:value-type="string">
              <text:p text:style-name="P27">Pz./Imb.</text:p>
            </table:table-cell>
            <table:table-cell table:style-name="Tabella5.J2" office:value-type="string">
              <text:p text:style-name="P25">Da fare</text:p>
            </table:table-cell>
            <table:table-cell table:style-name="Tabella5.K2" office:value-type="string">
              <text:p text:style-name="P26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1"><text:placeholder text:placeholder-type="text">&lt;line.mrp_sequence&gt;</text:placeholder></text:p>
          </table:table-cell>
          <table:table-cell table:style-name="Tabella5.B5" office:value-type="string">
            <text:p text:style-name="P21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19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0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0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2"><text:placeholder text:placeholder-type="text">&lt;line.production_note or ""&gt;</text:placeholder></text:p>
          </table:table-cell>
          <table:table-cell table:style-name="Tabella5.I5" office:value-type="string">
            <text:p text:style-name="P23"><text:placeholder text:placeholder-type="text">&lt;int(line.product_id.q_x_pack)&gt;</text:placeholder></text:p>
          </table:table-cell>
          <table:table-cell table:style-name="Tabella5.J5" office:value-type="string">
            <text:p text:style-name="P23"><text:placeholder text:placeholder-type="text">&lt;int(total[0])&gt;</text:placeholder></text:p>
          </table:table-cell>
          <table:table-cell table:style-name="Tabella5.K5" office:value-type="string">
            <text:p text:style-name="P24"><text:placeholder text:placeholder-type="text">&lt;int(total[1])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3"/>
          </table:table-cell>
          <table:table-cell table:style-name="Tabella5.B8" office:value-type="string">
            <text:p text:style-name="P34">Mag<text:span text:style-name="T13">azzino</text:span>:</text:p>
          </table:table-cell>
          <table:table-cell table:style-name="Tabella5.C8" office:value-type="string">
            <text:p text:style-name="P36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36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1">Totale: </text:p>
          </table:table-cell>
          <table:table-cell table:style-name="Tabella5.C8" office:value-type="string">
            <text:p text:style-name="P35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52"/>
      <text:p text:style-name="P48"><text:placeholder text:placeholder-type="text">&lt;/if&gt;</text:placeholder></text:p>
      <text:p text:style-name="P48"><text:placeholder text:placeholder-type="text">&lt;if test="data.get('wizard_show_frame',True)"&gt;</text:placeholder></text:p>
      <text:p text:style-name="P4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0">TELAI</text:p>
          </table:table-cell>
          <table:table-cell table:style-name="Tabella4.B1" office:value-type="string">
            <text:p text:style-name="P37">Rif.: <text:placeholder text:placeholder-type="text">&lt;o.name&gt;</text:placeholder></text:p>
          </table:table-cell>
          <table:table-cell table:style-name="Tabella4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9">Telaio [7:8]</text:p>
          </table:table-cell>
          <table:table-cell table:style-name="Tabella2.B1" office:value-type="string">
            <text:p text:style-name="P29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4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3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07T11:30:55.184973773</dc:date>
    <meta:editing-duration>P2DT2H52M33S</meta:editing-duration>
    <meta:editing-cycles>506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73" meta:word-count="199" meta:character-count="2312" meta:non-whitespace-character-count="2183"/>
    <meta:user-defined meta:name="Info 1"/>
    <meta:user-defined meta:name="Info 2"/>
    <meta:user-defined meta:name="Info 3"/>
    <meta:user-defined meta:name="Info 4"/>
  </office:meta>
</office:document-meta>
</file>